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1"/>
    <style:style style:name="P3"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6515123344066033" text:style-name="Outline">
        <text:list-item>
          <text:h text:style-name="P1" text:outline-level="1">PS3</text:h>
          <text:list>
            <text:list-item>
              <text:h text:style-name="Heading_20_2" text:outline-level="2">M39 Nr. 1a</text:h>
            </text:list-item>
          </text:list>
        </text:list-item>
      </text:list>
      <text:list xml:id="list5234292048319383312" text:style-name="WWNum1">
        <text:list-item>
          <text:p text:style-name="P2">Das Leben besteht aus Leid und jedes Glück wird einmal vorbei sein.</text:p>
        </text:list-item>
        <text:list-item>
          <text:p text:style-name="P2">Der Grund für das Leid ist die Begierde.</text:p>
        </text:list-item>
        <text:list-item>
          <text:p text:style-name="P2">Das Leid endet erst, wenn die Begierde aufhört, erst dann erreicht man das Nirwana.</text:p>
        </text:list-item>
        <text:list-item>
          <text:p text:style-name="P2">Es gibt nur einen Weg, das Leiden zu beenden: Der achtfache Pfad ist der einzige wahre Weg zum Glück, dem Nirwana.</text:p>
        </text:list-item>
      </text:list>
      <text:list xml:id="list37650818" text:continue-list="list4216515123344066033" text:style-name="Outline">
        <text:list-item>
          <text:list>
            <text:list-item>
              <text:h text:style-name="Heading_20_2" text:outline-level="2">Nr. 2a</text:h>
            </text:list-item>
          </text:list>
        </text:list-item>
      </text:list>
      <text:list xml:id="list7499463277681481375" text:style-name="L1">
        <text:list-item>
          <text:p text:style-name="P3">Glaube an den rechten Gott</text:p>
        </text:list-item>
        <text:list-item>
          <text:p text:style-name="P3">Begehre nicht anderem Besitz</text:p>
        </text:list-item>
        <text:list-item>
          <text:p text:style-name="P3">Lüge nicht</text:p>
        </text:list-item>
        <text:list-item>
          <text:p text:style-name="P3">Handele nicht zum Übel anderer</text:p>
        </text:list-item>
        <text:list-item>
          <text:p text:style-name="P3">Komme durch Meditation zur Ruhe</text:p>
        </text:list-item>
        <text:list-item>
          <text:p text:style-name="P3">Sei Aufmerksam</text:p>
        </text:list-item>
        <text:list-item>
          <text:p text:style-name="P3">sei erleuchtet und erlöst</text:p>
        </text:list-item>
        <text:list-item>
          <text:p text:style-name="P3">Wähl dein Leben weise (Beruf etc.)</text:p>
        </text:list-item>
      </text:list>
      <text:list xml:id="list37671296" text:continue-list="list37650818" text:style-name="Outline">
        <text:list-item>
          <text:list>
            <text:list-item>
              <text:h text:style-name="Heading_20_2" text:outline-level="2">Nr. 2b</text:h>
            </text:list-item>
          </text:list>
        </text:list-item>
      </text:list>
      <text:p text:style-name="Text_20_body">In den Regeln des Buddhismus kamen alle meine Regeln vor, sie sind nur viel Ausführlicher und umfangreicher. Dadurch, dass alle meine Regeln auch in den Regeln des Buddhismus vorkamen, kam ich keine Regeln unerwart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spar Kroll</meta:initial-creator>
    <dc:creator>Caspar Kroll</dc:creator>
    <meta:editing-cycles>16</meta:editing-cycles>
    <meta:creation-date>2020-03-13T11:08:00</meta:creation-date>
    <dc:date>2020-06-29T17:44:10.27</dc:date>
    <meta:editing-duration>PT16M3S</meta:editing-duration>
    <meta:generator>OpenOffice/4.1.7$Win32 OpenOffice.org_project/417m1$Build-9800</meta:generator>
    <meta:document-statistic meta:table-count="0" meta:image-count="0" meta:object-count="0" meta:page-count="1" meta:paragraph-count="17" meta:word-count="142" meta:character-count="7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